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0306in" style:rel-column-width="9752*"/>
    </style:style>
    <style:style style:name="Table1.B" style:family="table-column">
      <style:table-column-properties style:column-width="0.1174in" style:rel-column-width="1110*"/>
    </style:style>
    <style:style style:name="Table1.C" style:family="table-column">
      <style:table-column-properties style:column-width="5.7792in" style:rel-column-width="54673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396in"/>
    </style:style>
    <style:style style:name="Table1.4" style:family="table-row">
      <style:table-row-properties style:min-row-height="0.2153in"/>
    </style:style>
    <style:style style:name="Table1.6" style:family="table-row">
      <style:table-row-properties style:min-row-height="0.2868in"/>
    </style:style>
    <style:style style:name="Table1.8" style:family="table-row">
      <style:table-row-properties style:min-row-height="0.2257in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URW Gothic L" fo:font-size="20pt" fo:language="en" fo:country="US" fo:font-weight="bold" style:font-name-asian="Times New Roman" style:font-size-asian="20pt" style:font-weight-asian="bold" style:font-name-complex="Tahoma" style:font-size-complex="20pt" style:language-complex="ar" style:country-complex="SA" style:font-weight-complex="bold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3" style:family="paragraph" style:parent-style-name="Standard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4" style:family="paragraph" style:parent-style-name="Standard">
      <style:text-properties style:use-window-font-color="true" style:font-name="URW Gothic L" fo:font-size="9pt" fo:language="en" fo:country="US" fo:font-weight="normal" style:font-name-asian="Times New Roman" style:font-size-asian="9pt" style:font-weight-asian="normal" style:font-name-complex="Tahoma" style:font-size-complex="9pt" style:language-complex="ar" style:country-complex="SA" style:font-weight-complex="normal"/>
    </style:style>
    <style:style style:name="P5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/>
    </style:style>
    <style:style style:name="P6" style:family="paragraph" style:parent-style-name="Standard">
      <style:text-properties style:use-window-font-color="true" style:font-name="URW Gothic L" fo:font-size="9pt" fo:language="en" fo:country="US" fo:font-weight="bold" style:font-name-asian="Times New Roman" style:font-size-asian="9pt" style:font-weight-asian="bold" style:font-name-complex="Tahoma" style:font-size-complex="9pt" style:language-complex="ar" style:country-complex="SA" style:font-weight-complex="bold"/>
    </style:style>
    <style:style style:name="P7" style:family="paragraph" style:parent-style-name="Standard">
      <style:text-properties style:use-window-font-color="true" style:font-name="URW Gothic L" fo:font-size="7pt" fo:language="en" fo:country="US" fo:font-weight="bold" style:font-name-asian="Times New Roman" style:font-size-asian="7pt" style:font-weight-asian="bold" style:font-name-complex="Tahoma" style:font-size-complex="7pt" style:language-complex="ar" style:country-complex="SA"/>
    </style:style>
    <style:style style:name="P8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9" style:family="paragraph" style:parent-style-name="Standard">
      <style:paragraph-properties>
        <style:tab-stops>
          <style:tab-stop style:position="0.5in"/>
        </style:tab-stops>
      </style:paragraph-properties>
      <style:text-properties style:use-window-font-color="true" style:font-name="URW Gothic L" fo:font-size="6pt" fo:language="en" fo:country="US" style:font-name-asian="Times New Roman" style:font-size-asian="6pt" style:font-name-complex="Tahoma" style:font-size-complex="6pt" style:language-complex="ar" style:country-complex="SA"/>
    </style:style>
    <style:style style:name="P10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/>
    </style:style>
    <style:style style:name="P11" style:family="paragraph" style:parent-style-name="Standard">
      <style:text-properties style:use-window-font-color="true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14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5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16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7" style:family="paragraph" style:parent-style-name="Standard">
      <style:paragraph-properties fo:line-height="110%">
        <style:tab-stops>
          <style:tab-stop style:position="0.5in"/>
        </style:tab-stops>
      </style:paragraph-properties>
      <style:text-properties fo:color="#666666" style:font-name="URW Gothic L" fo:font-size="8pt" fo:language="en" fo:country="US" style:font-name-asian="Times New Roman" style:font-size-asian="8pt" style:font-name-complex="Tahoma" style:font-size-complex="8pt" style:language-complex="ar" style:country-complex="SA"/>
    </style:style>
    <style:style style:name="P18" style:family="paragraph" style:parent-style-name="Standard">
      <style:paragraph-properties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P19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0" style:family="paragraph" style:parent-style-name="Standard">
      <style:paragraph-properties>
        <style:tab-stops>
          <style:tab-stop style:position="0.5in"/>
        </style:tab-stops>
      </style:paragraph-properties>
      <style:text-properties fo:color="#4c4c4c" style:font-name="URW Gothic L" fo:font-size="6pt" fo:language="en" fo:country="US" style:font-name-asian="Times New Roman" style:font-size-asian="6pt" style:font-name-complex="Tahoma" style:font-size-complex="6pt" style:language-complex="ar" style:country-complex="SA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style:font-name="URW Gothic L" fo:font-size="6pt" style:font-size-asian="6pt" style:font-size-complex="6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in"/>
        </style:tab-stops>
      </style:paragraph-properties>
      <style:text-properties fo:color="#4c4c4c" fo:font-size="6pt" style:font-size-asian="6pt" style:font-size-complex="6pt"/>
    </style:style>
    <style:style style:name="P23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6pt" style:font-size-asian="6pt" style:font-size-complex="6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1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font-name="URW Gothic L" fo:font-size="8pt" style:font-size-asian="8pt" style:font-size-complex="8pt"/>
    </style:style>
    <style:style style:name="P32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>
        <style:tab-stops>
          <style:tab-stop style:position="1.5in"/>
        </style:tab-stops>
      </style:paragraph-properties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5in"/>
        </style:tab-stops>
      </style:paragraph-properties>
      <style:text-properties fo:color="#4c4c4c" style:font-name="URW Gothic L" fo:font-size="8pt" style:font-size-asian="8pt" style:font-size-complex="8pt"/>
    </style:style>
    <style:style style:name="P38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URW Gothic L" fo:font-size="8pt" style:font-size-asian="8pt" style:font-size-complex="8pt"/>
    </style:style>
    <style:style style:name="P39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normal" style:font-name-asian="Times New Roman" style:font-size-asian="6pt" style:font-weight-asian="normal" style:font-name-complex="Tahoma" style:font-size-complex="6pt" style:language-complex="ar" style:country-complex="SA" style:font-weight-complex="normal"/>
    </style:style>
    <style:style style:name="P40" style:family="paragraph" style:parent-style-name="Standard">
      <style:paragraph-properties>
        <style:tab-stops>
          <style:tab-stop style:position="0.5in"/>
        </style:tab-stops>
      </style:paragraph-properties>
      <style:text-properties fo:color="#808080" style:font-name="URW Gothic L" fo:font-size="6pt" fo:language="en" fo:country="US" fo:font-weight="bold" style:font-name-asian="Times New Roman" style:font-size-asian="6pt" style:font-weight-asian="bold" style:font-name-complex="Tahoma" style:font-size-complex="6pt" style:language-complex="ar" style:country-complex="SA" style:font-weight-complex="bold"/>
    </style:style>
    <style:style style:name="T1" style:family="text">
      <style:text-properties style:font-name="URW Gothic L" fo:font-size="10pt" fo:language="en" fo:country="US" style:font-name-asian="Times New Roman" style:font-size-asian="10pt" style:font-name-complex="Tahoma" style:font-size-complex="10pt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/>
    </style:style>
    <style:style style:name="T3" style:family="text">
      <style:text-properties style:use-window-font-color="true" fo:language="en" fo:country="US" fo:font-weight="bold" style:font-name-asian="Times New Roman" style:font-weight-asian="bold" style:font-name-complex="Tahoma" style:language-complex="ar" style:country-complex="SA" style:font-weight-complex="bold"/>
    </style:style>
    <style:style style:name="T4" style:family="text">
      <style:text-properties style:use-window-font-color="true" fo:language="en" fo:country="US" style:font-name-asian="Times New Roman" style:font-name-complex="Tahoma" style:language-complex="ar" style:country-complex="SA"/>
    </style:style>
    <style:style style:name="T5" style:family="text">
      <style:text-properties style:use-window-font-color="true" fo:language="en" fo:country="US" style:font-name-asian="Times New Roman" style:font-name-complex="Tahoma" style:language-complex="ar" style:country-complex="SA" style:font-weight-complex="normal"/>
    </style:style>
    <style:style style:name="T6" style:family="text">
      <style:text-properties style:use-window-font-color="true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URW Gothic L" fo:font-size="8pt" fo:language="en" fo:country="US" fo:font-weight="bold" style:font-name-asian="Times New Roman" style:font-size-asian="8pt" style:font-weight-asian="bold" style:font-name-complex="Tahoma" style:font-size-complex="8pt" style:language-complex="ar" style:country-complex="SA" style:font-weight-complex="bold"/>
    </style:style>
    <style:style style:name="T9" style:family="text">
      <style:text-properties style:use-window-font-color="true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0" style:family="text">
      <style:text-properties fo:color="#666666"/>
    </style:style>
    <style:style style:name="T11" style:family="text">
      <style:text-properties fo:color="#666666" fo:language="en" fo:country="US" fo:font-weight="normal" style:font-name-asian="Times New Roman" style:font-weight-asian="normal" style:font-name-complex="Tahoma" style:language-complex="ar" style:country-complex="SA" style:font-weight-complex="normal"/>
    </style:style>
    <style:style style:name="T12" style:family="text">
      <style:text-properties fo:color="#666666" fo:language="en" fo:country="US" style:font-name-asian="Times New Roman" style:font-name-complex="Tahoma" style:language-complex="ar" style:country-complex="SA"/>
    </style:style>
    <style:style style:name="T13" style:family="text">
      <style:text-properties fo:color="#666666" fo:language="en" fo:country="US" fo:font-weight="bold" style:font-name-asian="Times New Roman" style:font-weight-asian="bold" style:font-name-complex="Tahoma" style:language-complex="ar" style:country-complex="SA"/>
    </style:style>
    <style:style style:name="T14" style:family="text">
      <style:text-properties fo:color="#666666" fo:font-weight="normal" style:font-weight-asian="normal" style:font-weight-complex="normal"/>
    </style:style>
    <style:style style:name="T15" style:family="text">
      <style:text-properties fo:color="#666666" style:font-name="URW Gothic L" fo:font-size="8pt" fo:language="en" fo:country="US" fo:font-weight="normal" style:font-name-asian="Times New Roman" style:font-size-asian="8pt" style:font-weight-asian="normal" style:font-name-complex="Tahoma" style:font-size-complex="8pt" style:language-complex="ar" style:country-complex="SA" style:font-weight-complex="normal"/>
    </style:style>
    <style:style style:name="T16" style:family="text">
      <style:text-properties fo:color="#4c4c4c" fo:language="en" fo:country="US" fo:font-weight="bold" style:font-name-asian="Times New Roman" style:font-weight-asian="bold" style:font-name-complex="Tahoma" style:language-complex="ar" style:country-complex="SA"/>
    </style:style>
    <style:style style:name="T17" style:family="text">
      <style:text-properties fo:color="#4c4c4c" fo:font-weight="normal" style:font-weight-asian="normal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language="en" fo:country="US"/>
    </style:style>
    <style:style style:name="T23" style:family="text">
      <style:text-properties style:font-name-asian="Times New Roman"/>
    </style:style>
    <style:style style:name="T24" style:family="text">
      <style:text-properties style:font-weight-asian="normal"/>
    </style:style>
    <style:style style:name="T25" style:family="text">
      <style:text-properties style:font-name-complex="Tahoma"/>
    </style:style>
    <style:style style:name="T26" style:family="text">
      <style:text-properties style:language-complex="ar" style:country-complex="SA"/>
    </style:style>
    <style:style style:name="T27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">NIELS JOUBERT</text:p>
          </table:table-cell>
        </table:table-row>
        <table:table-row>
          <table:table-cell table:style-name="Table2.A2" office:value-type="string">
            <text:p text:style-name="P2">Berkeley, CA 94704 <text:s text:c="2"/>• <text:s text:c="2"/>(650) 823-1662 <text:s text:c="2"/>• <text:s text:c="2"/>njoubert.blogspot.com <text:s text:c="2"/>• <text:s text:c="2"/>niels@berkeley.edu</text:p>
          </table:table-cell>
        </table:table-row>
      </table:table>
      <text:p text:style-name="P12"><text:span text:style-name="Internet_20_link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EDUCA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><text:span text:style-name="T2">University of California, Berkeley </text:span><text:span text:style-name="T11">(2005 – present, Berkeley, CA.)</text:span></text:p>
            <text:p text:style-name="P24">B.Sc. Honors in Electrical Engineering and Computer Science, expected graduation: May 2009.</text:p>
            <text:p text:style-name="P25">Cumulative GPA: 3.85 (Aug 2005 - current)</text:p>
            <text:p text:style-name="P27"/>
            <text:p text:style-name="P13"><text:span text:style-name="T2">Los Altos High School, Grade 12</text:span><text:span text:style-name="T5"> </text:span><text:span text:style-name="T11">(2005, Los Altos, CA) </text:span></text:p>
            <text:p text:style-name="P13"><text:span text:style-name="T11">Graduated </text:span><text:span text:style-name="T11">Valedictorian, Cumulative Unweighted GPA: 4.0</text:span></text:p>
            <text:p text:style-name="P19"/>
            <text:p text:style-name="P13"><text:span text:style-name="T2">Paul Roos Gymnasium, Grade 8 – 11</text:span><text:span text:style-name="T5"> </text:span><text:span text:style-name="T11">(2001 – 2005, </text:span><text:span text:style-name="T12">Stellenbosch, South Africa.) </text:span></text:p>
            <text:p text:style-name="P16">Best scholar 4 semesters running, Cumulative grade: 108%</text:p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4">SKILLS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<text:span text:style-name="T7">Software Development</text:span><text:span text:style-name="T17"> </text:span><text:span text:style-name="T14">using C, MIPS assembly, Java 5 &amp; Junit, CVS/Subversion and Scheme.</text:span></text:p>
            <text:p text:style-name="P39"/>
            <text:p text:style-name="P13"><text:span text:style-name="T3">Web Development</text:span><text:span text:style-name="T16"> </text:span><text:span text:style-name="T11">using</text:span><text:span text:style-name="T13"> </text:span><text:span text:style-name="T11">RubyOnRails, PHP, JavaScript, XML, HTML, CSS and AJAX techniques.</text:span></text:p>
            <text:p text:style-name="P40"><text:span text:style-name="T11"/></text:p>
            <text:p text:style-name="P13"><text:span text:style-name="T3">Network Programming</text:span><text:span text:style-name="T16"> </text:span><text:span text:style-name="T11">implementing, analyzing and using network protocols, especially TCP/IP.</text:span></text:p>
            <text:p text:style-name="P40"/>
            <text:p text:style-name="P13"><text:span text:style-name="T3">Rapid Prototyping</text:span><text:span text:style-name="T16"> </text:span><text:span text:style-name="T11">combining technologies to create innovative and interesting prototypes.</text:span></text:p>
            <text:p text:style-name="P40"/>
            <text:p text:style-name="P15">Skilled in object-oriented, functional, event-driven and MVC programming paradigms.</text:p>
            <text:p text:style-name="P15">Ability to develop in Windows, Linux and Solaris environments using Emacs and Eclipse.</text:p>
            <text:p text:style-name="P15">Strong and recognized interpersonal and verbal/written communication skills.</text:p>
          </table:table-cell>
        </table:table-row>
        <table:table-row table:style-name="Table1.4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1"><text:span text:style-name="T6">Red5 Flash Video Server </text:span><text:span text:style-name="T11">Open source flash video server supporting video streaming, remote procedure calls and shared objects. Implemented file access and indexing, REST driven on-the-fly track splicing, and several synchronized video sharing applications running on this platform.</text:span></text:p>
            <text:p text:style-name="P28"/>
            <text:p text:style-name="P34">2draw.net <text:span text:style-name="T10">Online Art Community Website, focused on education and free online drawing tools.</text:span></text:p>
            <text:p text:style-name="P26"/>
            <text:p text:style-name="P31"><text:span text:style-name="T6">Custom Web Server in C </text:span><text:span text:style-name="T11">implemented HTTP/1.0 standard from scratch in C.</text:span></text:p>
            <text:p text:style-name="P26"/>
            <text:p text:style-name="P34">Modified TCP implementation <text:span text:style-name="T10">using selective acknowledgments and TCP Vegas style congestion control to improve TCP Throughput and performance in lossy situations. </text:span></text:p>
            <text:p text:style-name="P32"/>
            <text:p text:style-name="P31"><text:span text:style-name="T6">Particle Simulator</text:span><text:span text:style-name="T3"> </text:span><text:span text:style-name="T11">using custom Quadtree data structure to enable O(log4(n)) lookup of objects, handling upwards of 10 000 data points in a real-time graphical simulation.</text:span></text:p>
            <text:p text:style-name="P32"/>
            <text:p text:style-name="P31"><text:span text:style-name="T6">Software controlled robotic tripod</text:span><text:span text:style-name="T3"> </text:span><text:span text:style-name="T11">manipulating stepper motors using software-generated impulses translated to analog signals using self-designed hardware.</text:span></text:p>
          </table:table-cell>
        </table:table-row>
        <table:table-row table:style-name="Table1.6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4">WORK EXPERIENCE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3"><text:span text:style-name="T8">Yahoo! Research Berkeley, </text:span><text:span text:style-name="T9">January 2007 – January 2008: </text:span><text:span text:style-name="T15">Responsible for design, implementation and integration of video-related project as research platform. Built successful prototype on this platform, which became integrated into live.yahoo.com. Contributed to location aware software and hardware prototypes, including WiFi to Location mapping systems.</text:span></text:p>
            <text:p text:style-name="P15"/>
            <text:p text:style-name="P18"><text:span text:style-name="T18">Berkeley Supernova Research Team</text:span><text:span text:style-name="T19">,</text:span><text:span text:style-name="T21"> </text:span><text:span text:style-name="T19">June 2006 – present:</text:span><text:span text:style-name="T21"> Image analysis to detect new supernova.</text:span></text:p>
            <text:p text:style-name="P8"/>
            <text:p text:style-name="P13"><text:span text:style-name="T2">UC Berkeley New Student Services</text:span><text:span text:style-name="T3">,</text:span><text:span text:style-name="T6"> Jan 2006 – August 2006:</text:span><text:span text:style-name="T4"> </text:span><text:span text:style-name="T12">Cal Student Orientation counselor, responsible for facilitating teams and leading groups of new freshman and transfer students through several two-day programs to acquaint them with UC Berkeley. (http://calso.berkeley.edu/)</text:span></text:p>
            <text:p text:style-name="P20"/>
            <text:p text:style-name="P13"><text:span text:style-name="T2">TIDE Productions</text:span><text:span text:style-name="T3">, </text:span><text:span text:style-name="T6">Jan 2003 – Jan 2006:</text:span><text:span text:style-name="T4"> </text:span><text:span text:style-name="T12">Involved in 5 film productions, including a DVD that was used for the successful application to the position of Conductor at the Vancouver Conservatoire.</text:span></text:p>
            <text:p text:style-name="P9"/>
            <text:p text:style-name="P13"><text:span text:style-name="T3">Webmaster at Paul Roos Gymnasium, </text:span><text:span text:style-name="T6">Jan 2003 – Des 2005:</text:span><text:span text:style-name="T3"> </text:span><text:span text:style-name="T11">Web Design team leader, responsible for upgrading website and increasing traffic 10 fold. (http://www.paulroos.co.za/)</text:span></text:p>
          </table:table-cell>
        </table:table-row>
        <text:soft-page-break/>
        <table:table-row table:style-name="Table1.8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2"/>
          </table:table-cell>
        </table:table-row>
        <table:table-row table:style-name="Table1.8">
          <table:table-cell table:style-name="Table1.A1" office:value-type="string">
            <text:p text:style-name="P4">RELEVANT COURSEWORK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3">CS 162 Operating Systems (In Progress)</text:p>
            <text:p text:style-name="P33">CS 184 Computer Graphics (In Progress)</text:p>
            <text:p text:style-name="P33">CS 61C Machine Structures, C and MIPS (A)</text:p>
            <text:p text:style-name="P33">CS 61B Data Structures and Java (A)</text:p>
            <text:p text:style-name="P33">CS 61A Structure and Interpretation of Computer Programs (A+)</text:p>
            <text:p text:style-name="P30"><text:span text:style-name="T6">EE 126 Probability and Random Processes (B) </text:span><text:span text:style-name="T11">covering fundamental probability laws <text:s/></text:span></text:p>
            <text:p text:style-name="P33">EE 122 Computer Networks (A) <text:span text:style-name="T10">focusing on HTTP, TCP/IP and core network protocols</text:span></text:p>
            <text:p text:style-name="P30"><text:span text:style-name="T6">EE 120 Signals Processing (A) </text:span><text:span text:style-name="T11">covering Fourier, La Place and Z Transforms and LTI Systems</text:span></text:p>
            <text:p text:style-name="P33">EE 40 Microelectronic Circuits (A-) </text:p>
            <text:p text:style-name="P30"><text:span text:style-name="T6">EE 20N Signals and Systems (A) </text:span><text:span text:style-name="T11">covering discrete and continuous time LTI systems and their properties</text:span></text:p>
            <text:p text:style-name="P30"><text:span text:style-name="T6">Astro121 Radio Astronomy (A+) </text:span><text:span text:style-name="T11">involving electronics, programming, signal processing and estimation/detection techniques in interferometry and mapping challenges</text:span></text:p>
            <text:p text:style-name="P33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4">HONORS, AWARDS &amp; RECOGNITIO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>07 – Elected as Industrial Relations Officer for the HKN Engineering Honors Society </text:p>
            <text:p text:style-name="P17">07 - Accepted into Berkeley's B.Sc. Honors Degree program </text:p>
            <text:p text:style-name="P17">06 - Yahoo! University Hack Day winner at UC Berkeley. </text:p>
            <text:p text:style-name="P17">06 - Golden Key Club nominee as a student in the top 5% of Berkeley.</text:p>
            <text:p text:style-name="P17">06 - Recipient of William B. Slottman Award as the best counselor for incoming students.</text:p>
            <text:p text:style-name="P17">05 - Chancellor’s Honors for outstanding academic achievement at UC Berkeley.</text:p>
            <text:p text:style-name="P17">02 - Gold Medal in Expo for Young Scientists, recipient of Electrical &amp; General Engineering prizes.</text:p>
          </table:table-cell>
        </table:table-row>
        <table:table-row>
          <table:table-cell table:style-name="Table1.A1" office:value-type="string">
            <text:p text:style-name="P4">INTEREST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7">Mountain Biking, Snowboarding, Music (Violin, Bass Guitar and DJing), Amateur Radio, Videograph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0.0028in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4z3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Default_20_Paragraph_20_Font" style:display-name="Default Paragraph Font" style:family="text"/>
    <style:style style:name="WW8Num1z0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3z1" style:num-suffix="." text:bullet-char="">
        <style:list-level-properties text:space-before="0.5in" text:min-label-width="0.25in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1in" text:min-label-width="0.25in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1.25in" text:min-label-width="0.25in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1.75in" text:min-label-width="0.25in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2in" text:min-label-width="0.25in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2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6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1.25in" text:min-label-width="0.25in"/>
        <style:text-properties fo:font-family="Symbol" style:font-charset="x-symbol"/>
      </text:list-level-style-bullet>
      <text:list-level-style-bullet text:level="2" text:style-name="WW8Num4z1" style:num-suffix="." text:bullet-char="">
        <style:list-level-properties text:space-before="1.5in" text:min-label-width="0.25in"/>
        <style:text-properties fo:font-family="'Wingdings 2'" style:font-charset="x-symbol"/>
      </text:list-level-style-bullet>
      <text:list-level-style-bullet text:level="3" text:style-name="WW8Num4z2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4" text:style-name="WW8Num4z3" style:num-suffix="." text:bullet-char="">
        <style:list-level-properties text:space-before="2in" text:min-label-width="0.25in"/>
        <style:text-properties fo:font-family="Wingdings" style:font-charset="x-symbol"/>
      </text:list-level-style-bullet>
      <text:list-level-style-bullet text:level="5" text:style-name="WW8Num4z1" style:num-suffix="." text:bullet-char="">
        <style:list-level-properties text:space-before="2.25in" text:min-label-width="0.25in"/>
        <style:text-properties fo:font-family="'Wingdings 2'" style:font-charset="x-symbol"/>
      </text:list-level-style-bullet>
      <text:list-level-style-bullet text:level="6" text:style-name="WW8Num4z2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7" text:style-name="WW8Num4z3" style:num-suffix="." text:bullet-char="">
        <style:list-level-properties text:space-before="2.75in" text:min-label-width="0.25in"/>
        <style:text-properties fo:font-family="Wingdings" style:font-charset="x-symbol"/>
      </text:list-level-style-bullet>
      <text:list-level-style-bullet text:level="8" text:style-name="WW8Num4z1" style:num-suffix="." text:bullet-char="">
        <style:list-level-properties text:space-before="3in" text:min-label-width="0.25in"/>
        <style:text-properties fo:font-family="'Wingdings 2'" style:font-charset="x-symbol"/>
      </text:list-level-style-bullet>
      <text:list-level-style-bullet text:level="9" text:style-name="WW8Num4z2" style:num-suffix="." text:bullet-char="■">
        <style:list-level-properties text:space-before="3.25in" text:min-label-width="0.25in"/>
        <style:text-properties style:font-name="Star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bullet text:level="2" text:style-name="WW8Num7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style:num-suffix=".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style:num-suffix=".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fo:font-family="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299in" fo:margin-bottom="0.0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Niels Joubert</meta:initial-creator>
    <meta:creation-date>2006-12-06T16:25:17</meta:creation-date>
    <dc:creator>Niels Joubert</dc:creator>
    <dc:date>2008-01-29T23:27:46</dc:date>
    <meta:printed-by>Niels Joubert</meta:printed-by>
    <meta:print-date>2006-12-07T15:06:53</meta:print-date>
    <meta:editing-cycles>39</meta:editing-cycles>
    <meta:editing-duration>PT4H25M4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53" meta:word-count="655" meta:character-count="4649"/>
  </office:meta>
</office:document-meta>
</file>